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cm" fo:min-width="20.35cm"/>
    </style:style>
    <style:style style:name="gr2" style:family="graphic" style:parent-style-name="standard">
      <style:graphic-properties draw:textarea-horizontal-align="justify" draw:textarea-vertical-align="middle" draw:auto-grow-height="false" fo:min-height="6.15cm" fo:min-width="3.117cm"/>
    </style:style>
    <style:style style:name="gr3" style:family="graphic" style:parent-style-name="standard">
      <style:graphic-properties draw:textarea-horizontal-align="justify" draw:textarea-vertical-align="middle" draw:auto-grow-height="false" fo:min-height="3.447cm" fo:min-width="3.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21.2cm" svg:height="3.6cm" svg:x="3.4cm" svg:y="15.4cm">
          <text:p text:style-name="P1">Airflo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3.617cm" svg:height="6.4cm" svg:x="3.4cm" svg:y="7.8cm">
          <text:p text:style-name="P1">Connect to experian</text:p>
          <text:p text:style-name="P1"/>
          <text:p text:style-name="P1">Grab via sftp</text:p>
          <text:p text:style-name="P1"/>
          <text:p text:style-name="P1">Put in Blob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3.6cm" svg:height="4.6cm" svg:x="7.201cm" svg:y="2.456cm">
          <text:p text:style-name="P1"/>
          <text:p text:style-name="P1">RAW PKU data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xml:id="id4" draw:id="id4" draw:layer="layout" svg:width="3.617cm" svg:height="6.4cm" svg:x="8.383cm" svg:y="7.8cm">
          <text:p text:style-name="P1">Grab from Storage</text:p>
          <text:p text:style-name="P1"/>
          <text:p text:style-name="P1">Decrypt</text:p>
          <text:p text:style-name="P1"/>
          <text:p text:style-name="P1">Put back in new blob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3.6cm" svg:height="4.6cm" svg:x="2.3cm" svg:y="2.456cm">
          <text:p text:style-name="P1">Experian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1" xml:id="id5" draw:id="id5" draw:layer="layout" svg:width="3.6cm" svg:height="4.6cm" svg:x="12.103cm" svg:y="2.456cm">
          <text:p text:style-name="P1"/>
          <text:p text:style-name="P1">Decrypted PKU data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xml:id="id6" draw:id="id6" draw:layer="layout" svg:width="3.617cm" svg:height="6.4cm" svg:x="13.4cm" svg:y="7.8cm">
          <text:p text:style-name="P1">Grab from Storage</text:p>
          <text:p text:style-name="P1"/>
          <text:p text:style-name="P1">Unzip</text:p>
          <text:p text:style-name="P1"/>
          <text:p text:style-name="P1">Put back in storage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3.6cm" svg:height="4.6cm" svg:x="17.004cm" svg:y="2.456cm">
          <text:p text:style-name="P1"/>
          <text:p text:style-name="P1">Decrypted Unzip</text:p>
          <text:p text:style-name="P1">PKU data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xml:id="id8" draw:id="id8" draw:layer="layout" svg:width="3.617cm" svg:height="6.4cm" svg:x="18.285cm" svg:y="7.8cm">
          <text:p text:style-name="P1">Grab from Storage</text:p>
          <text:p text:style-name="P1"/>
          <text:p text:style-name="P1">GZIP and encrypt</text:p>
          <text:p text:style-name="P1"/>
          <text:p text:style-name="P1">Put back in storage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3.6cm" svg:height="4.6cm" svg:x="21.902cm" svg:y="2.456cm">
          <text:p text:style-name="P1"/>
          <text:p text:style-name="P1">Crypted</text:p>
          <text:p text:style-name="P1">GZIP</text:p>
          <text:p text:style-name="P1">PKU data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2" draw:layer="layout" draw:type="line" svg:x1="4.1cm" svg:y1="6.784cm" svg:x2="5.208cm" svg:y2="7.8cm" draw:start-shape="id1" draw:start-glue-point="6" draw:end-shape="id2" svg:d="M4100 6784l1108 1016" svg:viewBox="0 0 1109 1017">
          <text:p/>
        </draw:connector>
        <draw:connector draw:style-name="gr4" draw:text-style-name="P2" draw:layer="layout" draw:type="line" svg:x1="5.208cm" svg:y1="7.8cm" svg:x2="7.201cm" svg:y2="4.756cm" draw:start-shape="id2" draw:start-glue-point="0" draw:end-shape="id3" draw:end-glue-point="5" svg:d="M5208 7800l1993-3044" svg:viewBox="0 0 1994 3045">
          <text:p/>
        </draw:connector>
        <draw:connector draw:style-name="gr4" draw:text-style-name="P2" draw:layer="layout" draw:type="line" svg:x1="9.001cm" svg:y1="6.784cm" svg:x2="10.191cm" svg:y2="7.8cm" draw:start-shape="id3" draw:start-glue-point="6" draw:end-shape="id4" draw:end-glue-point="0" svg:d="M9001 6784l1190 1016" svg:viewBox="0 0 1191 1017">
          <text:p/>
        </draw:connector>
        <draw:connector draw:style-name="gr4" draw:text-style-name="P2" draw:layer="layout" draw:type="line" svg:x1="10.191cm" svg:y1="7.8cm" svg:x2="12.103cm" svg:y2="4.756cm" draw:start-shape="id4" draw:start-glue-point="0" draw:end-shape="id5" draw:end-glue-point="5" svg:d="M10191 7800l1912-3044" svg:viewBox="0 0 1913 3045">
          <text:p/>
        </draw:connector>
        <draw:connector draw:style-name="gr4" draw:text-style-name="P2" draw:layer="layout" draw:type="line" svg:x1="13.903cm" svg:y1="6.784cm" svg:x2="15.208cm" svg:y2="7.8cm" draw:start-shape="id5" draw:start-glue-point="6" draw:end-shape="id6" draw:end-glue-point="0" svg:d="M13903 6784l1305 1016" svg:viewBox="0 0 1306 1017">
          <text:p/>
        </draw:connector>
        <draw:connector draw:style-name="gr4" draw:text-style-name="P2" draw:layer="layout" draw:type="line" svg:x1="15.208cm" svg:y1="7.8cm" svg:x2="17.004cm" svg:y2="4.756cm" draw:start-shape="id6" draw:start-glue-point="0" draw:end-shape="id7" draw:end-glue-point="5" svg:d="M15208 7800l1796-3044" svg:viewBox="0 0 1797 3045">
          <text:p/>
        </draw:connector>
        <draw:connector draw:style-name="gr4" draw:text-style-name="P2" draw:layer="layout" draw:type="line" svg:x1="18.804cm" svg:y1="6.784cm" svg:x2="20.093cm" svg:y2="7.8cm" draw:start-shape="id7" draw:start-glue-point="6" draw:end-shape="id8" svg:d="M18804 6784l1289 1016" svg:viewBox="0 0 1290 1017">
          <text:p/>
        </draw:connector>
        <draw:connector draw:style-name="gr4" draw:text-style-name="P2" draw:layer="layout" draw:type="line" svg:x1="20.093cm" svg:y1="7.8cm" svg:x2="21.902cm" svg:y2="4.756cm" draw:start-shape="id8" draw:end-shape="id9" draw:end-glue-point="5" svg:d="M20093 7800l1809-3044" svg:viewBox="0 0 1810 3045">
          <text:p/>
        </draw:connecto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3T19:13:37.281716544</meta:creation-date>
    <dc:date>2017-12-13T19:36:38.150224566</dc:date>
    <meta:editing-duration>PT22M39S</meta:editing-duration>
    <meta:editing-cycles>13</meta:editing-cycles>
    <meta:generator>LibreOffice/5.4.3.2$Linux_X86_64 LibreOffice_project/40$Build-2</meta:generator>
    <meta:document-statistic meta:object-count="41"/>
  </office:meta>
</office:document-meta>
</file>